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E00000049D520A22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face style:name="Ubuntu Mono" svg:font-family="'Ubuntu Mono'"/>
    <style:font-face style:name="WenQuanYi Micro Hei" svg:font-family="'WenQuanYi Micro Hei'"/>
    <style:font-face style:name="WenQuanYi Micro Hei Mono1" svg:font-family="'WenQuanYi Micro Hei Mono'"/>
    <style:font-face style:name="WenQuanYi Zen Hei Mono" svg:font-family="'WenQuanYi Zen Hei Mono'"/>
    <style:font-face style:name="黑体" svg:font-family="黑体, SimHei" style:font-family-generic="modern"/>
    <style:font-face style:name="Consolas" svg:font-family="Consolas" style:font-family-generic="swiss" style:font-pitch="fixed"/>
    <style:font-face style:name="WenQuanYi Micro Hei Mono" svg:font-family="'WenQuanYi Micro Hei Mono'" style:font-pitch="variable"/>
    <style:font-face style:name="Times New Roman" svg:font-family="'Times New Roman'" style:font-family-generic="roman"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1e9170" officeooo:paragraph-rsid="001e9170"/>
    </style:style>
    <style:style style:name="P2" style:family="paragraph" style:parent-style-name="Text_20_body">
      <style:text-properties style:font-name="Times New Roman" fo:font-size="16pt" fo:font-weight="normal" style:font-name-asian="Times New Roman" style:font-size-asian="16pt" style:font-weight-asian="normal" style:font-size-complex="16pt" style:font-weight-complex="normal"/>
    </style:style>
    <style:style style:name="P3" style:family="paragraph" style:parent-style-name="Text_20_body">
      <style:paragraph-properties fo:text-align="center" style:justify-single-word="false"/>
      <style:text-properties style:font-name="WenQuanYi Micro Hei Mono" fo:font-size="18pt" fo:font-weight="normal" officeooo:rsid="001e9170" officeooo:paragraph-rsid="001e9170" style:font-name-asian="WenQuanYi Micro Hei Mono" style:font-size-asian="18pt" style:font-weight-asian="normal" style:font-size-complex="18pt" style:font-weight-complex="normal"/>
    </style:style>
    <style:style style:name="P4" style:family="paragraph" style:parent-style-name="Text_20_body">
      <style:paragraph-properties fo:text-align="center" style:justify-single-word="false"/>
      <style:text-properties style:font-name="WenQuanYi Micro Hei Mono" fo:font-size="18pt" style:text-underline-style="none" fo:font-weight="normal" officeooo:rsid="001e9170" officeooo:paragraph-rsid="001e9170" style:font-name-asian="WenQuanYi Micro Hei Mono" style:font-size-asian="18pt" style:font-weight-asian="normal" style:font-size-complex="18pt" style:font-weight-complex="normal"/>
    </style:style>
    <style:style style:name="P5" style:family="paragraph" style:parent-style-name="Text_20_body" style:master-page-name="">
      <style:paragraph-properties fo:text-align="center" style:justify-single-word="false" style:page-number="auto"/>
      <style:text-properties style:font-name="WenQuanYi Micro Hei Mono" fo:font-size="18pt" fo:font-weight="normal" officeooo:rsid="001e9170" officeooo:paragraph-rsid="001e9170" style:font-name-asian="WenQuanYi Micro Hei Mono" style:font-size-asian="18pt" style:font-weight-asian="normal" style:font-size-complex="18pt" style:font-weight-complex="normal"/>
    </style:style>
    <style:style style:name="P6" style:family="paragraph" style:parent-style-name="Title">
      <style:text-properties fo:font-size="36pt" fo:font-weight="normal" style:font-name-asian="WenQuanYi Micro Hei Mono" style:font-size-asian="36pt" style:font-weight-asian="normal" style:font-size-complex="36pt" style:font-weight-complex="normal"/>
    </style:style>
    <style:style style:name="P7" style:family="paragraph" style:parent-style-name="Title">
      <style:text-properties style:font-name="Times New Roman" fo:font-size="16pt" fo:font-weight="normal" style:font-name-asian="Times New Roman" style:font-size-asian="16pt" style:font-weight-asian="normal" style:font-size-complex="16pt" style:font-weight-complex="normal"/>
    </style:style>
    <style:style style:name="P8" style:family="paragraph" style:parent-style-name="Title">
      <style:text-properties style:font-name="Times New Roman" fo:font-size="18pt" fo:font-weight="normal" style:font-name-asian="Times New Roman" style:font-size-asian="18pt" style:font-weight-asian="normal" style:font-size-complex="18pt" style:font-weight-complex="normal"/>
    </style:style>
    <style:style style:name="P9" style:family="paragraph" style:parent-style-name="Text_20_body">
      <style:paragraph-properties fo:text-align="start" style:justify-single-word="false" fo:break-before="page" style:shadow="none"/>
      <style:text-properties style:font-name="WenQuanYi Micro Hei Mono" fo:font-size="15pt" style:text-underline-style="none" fo:font-weight="normal" officeooo:rsid="001e9170" officeooo:paragraph-rsid="001e9170" style:font-name-asian="黑体" style:font-size-asian="15pt" style:font-weight-asian="normal" style:font-size-complex="15pt" style:font-weight-complex="normal"/>
    </style:style>
    <style:style style:name="P10" style:family="paragraph" style:parent-style-name="Text_20_body">
      <style:paragraph-properties fo:text-align="center" style:justify-single-word="false" fo:break-before="page" style:shadow="none"/>
      <style:text-properties style:font-name="WenQuanYi Micro Hei Mono" fo:font-size="26pt" style:text-underline-style="none" fo:font-weight="normal" officeooo:rsid="002722fe" officeooo:paragraph-rsid="002722fe" style:font-name-asian="WenQuanYi Micro Hei Mono" style:font-size-asian="26pt" style:font-weight-asian="normal" style:font-size-complex="26pt" style:font-weight-complex="normal"/>
    </style:style>
    <style:style style:name="P11" style:family="paragraph" style:parent-style-name="Text_20_body">
      <style:paragraph-properties fo:text-align="center" style:justify-single-word="false" style:shadow="none"/>
      <style:text-properties style:font-name="WenQuanYi Micro Hei Mono" fo:font-size="18pt" style:text-underline-style="none" fo:font-weight="normal" officeooo:rsid="002722fe" officeooo:paragraph-rsid="002722fe" style:font-name-asian="WenQuanYi Micro Hei Mono" style:font-size-asian="18pt" style:font-weight-asian="normal" style:font-size-complex="18pt" style:font-weight-complex="normal"/>
    </style:style>
    <style:style style:name="P12"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2722fe" officeooo:paragraph-rsid="002722fe" style:font-name-asian="WenQuanYi Micro Hei Mono" style:font-size-asian="10.5pt" style:font-weight-asian="normal" style:font-size-complex="10.5pt" style:font-weight-complex="normal"/>
    </style:style>
    <style:style style:name="P13"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2f2d27" officeooo:paragraph-rsid="002f2d27" style:font-name-asian="WenQuanYi Micro Hei Mono" style:font-size-asian="10.5pt" style:font-weight-asian="normal" style:font-size-complex="10.5pt" style:font-weight-complex="normal"/>
    </style:style>
    <style:style style:name="P14"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2722fe" officeooo:paragraph-rsid="002722fe" style:font-name-asian="WenQuanYi Micro Hei Mono" style:font-size-asian="10.5pt" style:font-weight-asian="normal" style:font-size-complex="10.5pt" style:font-weight-complex="normal"/>
    </style:style>
    <style:style style:name="P15"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2f2d27" officeooo:paragraph-rsid="002f2d27" style:font-name-asian="WenQuanYi Micro Hei Mono" style:font-size-asian="10.5pt" style:font-weight-asian="normal" style:font-size-complex="10.5pt" style:font-weight-complex="normal"/>
    </style:style>
    <style:style style:name="P16"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37233e" officeooo:paragraph-rsid="0037233e" style:font-name-asian="WenQuanYi Micro Hei Mono" style:font-size-asian="10.5pt" style:font-weight-asian="normal" style:font-size-complex="10.5pt" style:font-weight-complex="normal"/>
    </style:style>
    <style:style style:name="P17" style:family="paragraph" style:parent-style-name="Text_20_body">
      <style:paragraph-properties fo:margin-left="0in" fo:margin-right="0in" fo:text-align="center" style:justify-single-word="false" fo:text-indent="0in" style:auto-text-indent="false" style:shadow="none"/>
      <style:text-properties style:font-name="WenQuanYi Micro Hei Mono" fo:font-size="18pt" style:text-underline-style="none" fo:font-weight="normal" officeooo:rsid="002f2d27" officeooo:paragraph-rsid="002f2d27" style:font-name-asian="WenQuanYi Micro Hei Mono" style:font-size-asian="18pt" style:font-weight-asian="normal" style:font-size-complex="18pt" style:font-weight-complex="normal"/>
    </style:style>
    <style:style style:name="P18" style:family="paragraph" style:parent-style-name="Header" style:master-page-name="">
      <style:paragraph-properties fo:text-align="start" style:justify-single-word="false" style:page-number="auto" fo:background-color="transparent" fo:padding="0.0201in" fo:border-left="none" fo:border-right="none" fo:border-top="none" fo:border-bottom="0.06pt solid #000000" style:shadow="none">
        <style:background-image/>
      </style:paragraph-properties>
      <style:text-properties officeooo:rsid="002722fe" officeooo:paragraph-rsid="002722fe"/>
    </style:style>
    <style:style style:name="T1" style:family="text">
      <style:text-properties style:text-underline-style="solid" style:text-underline-width="auto" style:text-underline-color="font-color"/>
    </style:style>
    <style:style style:name="T2" style:family="text">
      <style:text-properties style:font-name-asian="黑体"/>
    </style:style>
    <style:style style:name="T3" style:family="text">
      <style:text-properties fo:font-size="15pt" style:text-underline-style="solid" style:text-underline-width="auto" style:text-underline-color="font-color" style:font-name-asian="黑体" style:font-size-asian="15pt" style:font-size-complex="15pt"/>
    </style:style>
    <style:style style:name="T4" style:family="text">
      <style:text-properties officeooo:rsid="00287b82"/>
    </style:style>
    <style:style style:name="T5" style:family="text">
      <style:text-properties officeooo:rsid="002bba72"/>
    </style:style>
    <style:style style:name="T6" style:family="text">
      <style:text-properties officeooo:rsid="00358426"/>
    </style:style>
    <style:style style:name="fr1" style:family="graphic" style:parent-style-name="Graphics">
      <style:graphic-properties fo:margin-left="0in" fo:margin-right="0in" style:vertical-pos="middle" style:vertical-rel="baseline"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标题" text:anchor-type="as-char" svg:width="2.7472in" svg:height="0.7339in" draw:z-index="0"><draw:image xlink:href="Pictures/100000000000010E00000049D520A223.jpg" xlink:type="simple" xlink:show="embed" xlink:actuate="onLoad"/></draw:frame></text:p>
      <text:p text:style-name="P8">SHANGHAI UNIVERSITY</text:p>
      <text:p text:style-name="P6">毕业设计（论文）</text:p>
      <text:p text:style-name="P7">UNDERGRADUATE PROJECT（THESIS）</text:p>
      <text:p text:style-name="P2"/>
      <text:p text:style-name="P2"/>
      <text:p text:style-name="P2"/>
      <text:p text:style-name="P5">题目：<text:span text:style-name="T1">基于socket的文件传输的设计与实现</text:span></text:p>
      <text:p text:style-name="P3"/>
      <text:p text:style-name="P3"/>
      <text:p text:style-name="P3"/>
      <text:p text:style-name="P3">学院 <text:span text:style-name="T1">计算机工程与科学 <text:s text:c="7"/></text:span></text:p>
      <text:p text:style-name="P4">专业 <text:span text:style-name="T1">计算机科学与技术 <text:s text:c="7"/></text:span></text:p>
      <text:p text:style-name="P4">学号 <text:span text:style-name="T1">10122060 <text:s text:c="12"/></text:span></text:p>
      <text:p text:style-name="P4">学生姓名 <text:span text:style-name="T1">吕伟彬 <text:s text:c="12"/></text:span></text:p>
      <text:p text:style-name="P4">指导老师 <text:span text:style-name="T1">雷咏梅 <text:s text:c="12"/></text:span></text:p>
      <text:p text:style-name="P4">起<text:span text:style-name="T2">讫日期 </text:span><text:span text:style-name="T3">2014.02.17——2014.05.30</text:span></text:p>
      <text:p text:style-name="P9">【目录】</text:p>
      <text:p text:style-name="P10">基于socket的文件传输设计与实现</text:p>
      <text:p text:style-name="P11"/>
      <text:p text:style-name="P11">摘要</text:p>
      <text:p text:style-name="P12">本文从socket编程层面讨论了文件传输协议的设计与实现，主要包括<text:span text:style-name="T4">HTTP、FTP和BitTorrent协议。涉及到以上几种文件传输协议的协议规范，以及开源实现的实现细节，包括libcurl（HTTP和FTP）以及libtransmission（BitTorrent）。同时描述了我本人实现的文件传输管理器wdl以及一个简单的HTTP服务器wdls的设计与实现。wdl支持FTP、HTTP和BitTorrent协议，多任务多线程下载，支持断点续传；可以从互联网上下载文件。wdls是一个非常简单的HTTP服务器，实现HTTP200，HTTP404和HTTP206，支持断点续传，可以与wdl很好地配合。wdl和wdls都是在Linux完全采用C语言实现，wdls不依赖任何第三方库。</text:span></text:p>
      <text:p text:style-name="P12"/>
      <text:p text:style-name="P14">关键词<text:span text:style-name="T5">：Socket,linux,文件传输协议，HTTP服务器</text:span></text:p>
      <text:p text:style-name="P14"/>
      <text:p text:style-name="P17">ABSTRACT</text:p>
      <text:p text:style-name="P13">This Document <text:span text:style-name="T6">describes the design and implement of file transfer protocol using Socket, including HTTP, FTP and BitTorrent Protocol. The specifications and open source implements of those protocols are involved. Libcurl is introduced as HTTP and FTP implement, while libtransmission as BitTorrent implement. Also, my file transfer manager named wdl and simple HTTP server named wdls are described in the document. Wdl supports FTP, HTTP and BitTorrent Protocol, multi-task, multi-thread and breakpoint-resume. It's OK to download files from the Internet using wdl. And wdls is a very simple HTTP server, which only implements HTTP200, HTTP206 and HTTP404, and breakpoint-resume too. Wdl and wdls work well together. Wdl and wdls are both writen in C language in Linux System. In addition, wdls does not depend on any third-party library.</text:span></text:p>
      <text:p text:style-name="P15"/>
      <text:p text:style-name="P16">Keywords:Socket,linux,file transfer protocl,HTTP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Ubuntu" svg:font-family="Ubuntu"/>
    <style:font-face style:name="Ubuntu Mono" svg:font-family="'Ubuntu Mono'"/>
    <style:font-face style:name="WenQuanYi Micro Hei" svg:font-family="'WenQuanYi Micro Hei'"/>
    <style:font-face style:name="WenQuanYi Micro Hei Mono1" svg:font-family="'WenQuanYi Micro Hei Mono'"/>
    <style:font-face style:name="WenQuanYi Zen Hei Mono" svg:font-family="'WenQuanYi Zen Hei Mono'"/>
    <style:font-face style:name="黑体" svg:font-family="黑体, SimHei" style:font-family-generic="modern"/>
    <style:font-face style:name="Consolas" svg:font-family="Consolas" style:font-family-generic="swiss" style:font-pitch="fixed"/>
    <style:font-face style:name="WenQuanYi Micro Hei Mono" svg:font-family="'WenQuanYi Micro Hei Mono'" style:font-pitch="variable"/>
    <style:font-face style:name="Times New Roman" svg:font-family="'Times New Roman'" style:font-family-generic="roman"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1" style:font-family-asian="'WenQuanYi Micro Hei Mono'"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 style:font-family-asian="'WenQuanYi Micro Hei'"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 style:font-family-asian="'WenQuanYi Micro Hei'"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text-align="start" style:justify-single-word="false" style:page-number="auto" fo:background-color="transparent" fo:padding="0.0201in" fo:border-left="none" fo:border-right="none" fo:border-top="none" fo:border-bottom="0.06pt solid #000000" style:shadow="none">
        <style:background-image/>
      </style:paragraph-properties>
      <style:text-properties officeooo:rsid="002722fe" officeooo:paragraph-rsid="002722fe"/>
    </style:style>
    <style:page-layout style:name="Mpm1">
      <style:page-layout-properties fo:page-width="8.5in" fo:page-height="11in" style:num-format="1" style:print-orientation="portrait" fo:margin-top="0.7874in" fo:margin-bottom="0.7874in" fo:margin-left="0.7874in" fo:margin-right="0.7874in" fo:border-top="none" fo:border-bottom="0.06pt solid #000000" fo:border-left="none" fo:border-right="none" fo:padding="0.0201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上海大学毕业设计(论文)</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5-13T22:24:43.073890088</meta:creation-date>
    <dc:date>2014-05-14T23:02:54.929758629</dc:date>
    <dc:creator>Wiky L</dc:creator>
    <meta:editing-duration>PT52M17S</meta:editing-duration>
    <meta:editing-cycles>22</meta:editing-cycles>
    <meta:generator>LibreOffice/4.2.4.2$Linux_X86_64 LibreOffice_project/420$Build-2</meta:generator>
    <meta:document-statistic meta:table-count="0" meta:image-count="1" meta:object-count="0" meta:page-count="3" meta:paragraph-count="20" meta:word-count="481" meta:character-count="1518" meta:non-whitespace-character-count="1325"/>
  </office:meta>
</office:document-meta>
</file>